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55cm" draw:marker-end="Triangle_20_unfilled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65cm" fo:min-width="6.4cm" fo:padding-top="0.175cm" fo:padding-bottom="0.175cm" fo:padding-left="0.3cm" fo:padding-right="0.3cm"/>
    </style:style>
    <style:style style:name="gr3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2.45cm" fo:min-width="14.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066cm"/>
    </style:style>
    <style:style style:name="gr5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2.55cm" fo:min-width="14.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74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22cm"/>
    </style:style>
    <style:style style:name="gr9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4.588cm" fo:min-width="14.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389cm"/>
    </style:style>
    <style:style style:name="gr11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75cm" fo:min-width="4.9cm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draw:marker-start-width="0.355cm" draw:marker-end="Diamond" draw:marker-end-width="0.3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14cm"/>
    </style:style>
    <style:style style:name="gr14" style:family="graphic" style:parent-style-name="standard">
      <style:graphic-properties svg:stroke-color="#000000" draw:fill="none" draw:textarea-vertical-align="middle" draw:auto-grow-height="false" fo:min-height="15.806cm" fo:min-width="0cm"/>
    </style:style>
    <style:style style:name="gr15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75cm" fo:min-width="2.6cm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cm" draw:marker-start-width="0.355cm" draw:marker-end="Diamond" draw:marker-end-width="0.2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5cm" fo:min-width="3.05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P4" style:family="paragraph">
      <loext:graphic-properties draw:fill="none" draw:fill-color="#ffffff"/>
      <style:text-properties style:font-name="Liberation Mono1" fo:font-size="16pt" style:font-size-asian="16pt" style:font-size-complex="16pt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Liberation Mono1"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4.9cm" svg:y1="13.5cm" svg:x2="4.9cm" svg:y2="12.5cm" draw:start-shape="id1" draw:start-glue-point="0" draw:end-shape="id2" draw:end-glue-point="2" svg:d="M4900 13500v-1000" svg:viewBox="0 0 1 1001">
          <text:p/>
        </draw:connector>
        <draw:custom-shape draw:style-name="gr2" draw:text-style-name="P3" xml:id="id3" draw:id="id3" draw:layer="layout" svg:width="7cm" svg:height="2cm" svg:x="1.4cm" svg:y="7.5cm">
          <text:p text:style-name="P2"><text:span text:style-name="T1">HORMONE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4.9cm" svg:y1="7.5cm" svg:x2="4.9cm" svg:y2="4.362cm" draw:start-shape="id3" draw:start-glue-point="0" svg:d="M4900 7500v-3138" svg:viewBox="0 0 1 3139">
          <text:p/>
        </draw:connector>
        <draw:custom-shape draw:style-name="gr3" draw:text-style-name="P1" draw:layer="layout" svg:width="15.4cm" svg:height="2.7cm" svg:x="1cm" svg:y="7.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566cm" svg:height="0.89cm" svg:x="11.834cm" svg:y="7.1cm">
          <draw:text-box>
            <text:p><text:span text:style-name="T2">THE_HORMONES</text:span></text:p>
          </draw:text-box>
        </draw:frame>
        <draw:custom-shape draw:style-name="gr2" draw:text-style-name="P3" xml:id="id2" draw:id="id2" draw:layer="layout" svg:width="7cm" svg:height="2cm" svg:x="1.4cm" svg:y="10.5cm">
          <text:p text:style-name="P2"><text:span text:style-name="T1">ARCHITECTURE_NEURO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4.9cm" svg:y1="10.5cm" svg:x2="4.9cm" svg:y2="9.5cm" draw:start-shape="id2" draw:start-glue-point="0" draw:end-shape="id3" draw:end-glue-point="2" svg:d="M4900 10500v-1000" svg:viewBox="0 0 1 1001">
          <text:p/>
        </draw:connector>
        <draw:custom-shape draw:style-name="gr3" draw:text-style-name="P1" draw:layer="layout" svg:width="15.4cm" svg:height="2.7cm" svg:x="1cm" svg:y="10.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566cm" svg:height="0.89cm" svg:x="11.834cm" svg:y="10.1cm">
          <draw:text-box>
            <text:p><text:span text:style-name="T2">THE_NEUROBIO</text:span></text:p>
          </draw:text-box>
        </draw:frame>
        <draw:custom-shape draw:style-name="gr2" draw:text-style-name="P3" xml:id="id1" draw:id="id1" draw:layer="layout" svg:width="7cm" svg:height="2cm" svg:x="1.4cm" svg:y="13.5cm">
          <text:p text:style-name="P2"><text:span text:style-name="T1">INDIVIDUAL_AGENT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5.4cm" svg:height="2.8cm" svg:x="1cm" svg:y="13.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5.243cm" svg:height="0.89cm" svg:x="11.157cm" svg:y="13.11cm">
          <draw:text-box>
            <text:p><text:span text:style-name="T2">THE_INDIVIDUAL</text:span></text:p>
          </draw:text-box>
        </draw:frame>
        <draw:custom-shape draw:style-name="gr2" draw:text-style-name="P3" xml:id="id4" draw:id="id4" draw:layer="layout" svg:width="7cm" svg:height="2cm" svg:x="1.4cm" svg:y="16.5cm">
          <text:p text:style-name="P2"><text:span text:style-name="T1">MEMBER_POPULATIO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4.9cm" svg:y1="16.5cm" svg:x2="4.9cm" svg:y2="15.5cm" draw:start-shape="id4" draw:start-glue-point="0" draw:end-shape="id1" draw:end-glue-point="2" svg:d="M4900 16500v-1000" svg:viewBox="0 0 1 1001">
          <text:p/>
        </draw:connector>
        <draw:custom-shape draw:style-name="gr5" draw:text-style-name="P1" draw:layer="layout" svg:width="15.4cm" svg:height="2.8cm" svg:x="1cm" svg:y="16.1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5.243cm" svg:height="0.9cm" svg:x="11.157cm" svg:y="16.1cm">
          <draw:text-box>
            <text:p><text:span text:style-name="T2">THE_POPULATION</text:span></text:p>
          </draw:text-box>
        </draw:frame>
        <draw:frame draw:style-name="gr8" draw:text-style-name="P5" draw:layer="layout" svg:width="5.222cm" svg:height="0.962cm" svg:x="2.5cm" svg:y="0.4cm">
          <draw:text-box>
            <text:p><text:span text:style-name="T3">Class hierarchy</text:span></text:p>
          </draw:text-box>
        </draw:frame>
        <draw:custom-shape draw:style-name="gr2" draw:text-style-name="P3" xml:id="id6" draw:id="id6" draw:layer="layout" svg:width="7cm" svg:height="2cm" svg:x="1.4cm" svg:y="2.362cm">
          <text:p text:style-name="P2"><text:span text:style-name="T1">INDIVIDUAL_GENOME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5.4cm" svg:height="4.838cm" svg:x="1cm" svg:y="1.862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3.889cm" svg:height="0.89cm" svg:x="12.481cm" svg:y="1.906cm">
          <draw:text-box>
            <text:p><text:span text:style-name="T2">THE_GENOME</text:span></text:p>
          </draw:text-box>
        </draw:frame>
        <draw:custom-shape draw:style-name="gr11" draw:text-style-name="P6" xml:id="id5" draw:id="id5" draw:layer="layout" svg:width="5.4cm" svg:height="1cm" svg:x="10.6cm" svg:y="3.4cm">
          <text:p text:style-name="P2"><text:span text:style-name="T4">CHROMOSOME(s)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0.6cm" svg:y1="3.9cm" svg:x2="8.4cm" svg:y2="3.362cm" draw:start-shape="id5" draw:start-glue-point="3" draw:end-shape="id6" svg:d="M10600 3900h-1087v-538h-1113" svg:viewBox="0 0 2201 539">
          <text:p/>
        </draw:connector>
        <draw:frame draw:style-name="gr13" draw:text-style-name="P5" draw:layer="layout" svg:width="5.514cm" svg:height="0.962cm" draw:transform="rotate (1.5707963267949) translate (18.3cm 13cm)">
          <draw:text-box>
            <text:p><text:span text:style-name="T3">Fortran modules</text:span></text:p>
          </draw:text-box>
        </draw:frame>
        <draw:custom-shape draw:style-name="gr14" draw:text-style-name="P1" draw:layer="layout" svg:width="0.9cm" svg:height="16.938cm" svg:x="17cm" svg:y="1.96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5" draw:text-style-name="P6" xml:id="id7" draw:id="id7" draw:layer="layout" svg:width="3.1cm" svg:height="1cm" svg:x="7.8cm" svg:y="5.5cm">
          <text:p text:style-name="P2"><text:span text:style-name="T4">allele(s)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line-skew="0.25cm" svg:x1="9.35cm" svg:y1="5.5cm" svg:x2="13.3cm" svg:y2="4.4cm" draw:start-shape="id7" draw:start-glue-point="0" draw:end-shape="id5" draw:end-glue-point="2" svg:d="M9350 5500v-300h3950v-800" svg:viewBox="0 0 3951 1101">
          <text:p/>
        </draw:connector>
        <draw:custom-shape draw:style-name="gr17" draw:text-style-name="P8" xml:id="id8" draw:id="id8" draw:layer="layout" svg:width="3.6cm" svg:height="0.8cm" svg:x="12.2cm" svg:y="5.6cm">
          <text:p text:style-name="P7"><text:span text:style-name="T5">Additive components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12.2cm" svg:y1="6cm" svg:x2="10.9cm" svg:y2="6cm" draw:start-shape="id8" draw:start-glue-point="3" draw:end-shape="id7" svg:d="M12200 6000h-1300" svg:viewBox="0 0 13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 draw:fill-image-width="0cm" draw:fill-image-height="0cm" draw:shadow="visi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</office:styles>
  <office:automatic-styles>
    <style:page-layout style:name="PM0">
      <style:page-layout-properties fo:margin-top="0.4cm" fo:margin-bottom="0.4cm" fo:margin-left="0.4cm" fo:margin-right="0.4cm" fo:page-width="20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6-07-01T13:34:56.970812837</meta:creation-date>
    <dc:date>2016-07-08T16:00:04.561797319</dc:date>
    <dc:creator>Sergey Budaev</dc:creator>
    <meta:editing-duration>PT2H37M44S</meta:editing-duration>
    <meta:editing-cycles>75</meta:editing-cycles>
    <meta:generator>LibreOffice/5.0.3.2$Linux_X86_64 LibreOffice_project/00m0$Build-2</meta:generator>
    <meta:document-statistic meta:object-count="28"/>
  </office:meta>
</office:document-meta>
</file>